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3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4" style:family="table-cell" style:parent-style-name="Default">
      <style:table-cell-properties fo:border-bottom="none" fo:border-left="0.002cm solid #000000" fo:border-right="0.002cm solid #000000" fo:border-top="none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5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6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61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2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3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f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f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3"/>
          <table:table-cell table:style-name="ce45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7-09">
            <text:p>2009-07-09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f:=[.D3]" office:value-type="date" office:date-value="2009-07-09">
            <text:p>2009-07-09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2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f:=[.O55]" office:value-type="string" office:string-value="VARCHAR(100)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Id</text:p>
          </table:table-cell>
          <table:table-cell table:style-name="ce19" table:formula="of:=[.O11]" office:value-type="string" office:string-value="VARCHAR(50)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table:formula="of:=[.H39]" office:value-type="string" office:string-value="UserName">
            <text:p>UserName</text:p>
          </table:table-cell>
          <table:table-cell table:style-name="ce18" table:formula="of:=[.I39]" office:value-type="string" office:string-value="VARCHAR(20)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7" table:formula="of:=[.H6]" office:value-type="string" office:string-value="RegionId">
            <text:p>RegionId</text:p>
          </table:table-cell>
          <table:table-cell table:style-name="ce19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f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</text:p>
          </table:table-cell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DEFAULT '---'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9" office:value-type="string">
            <text:p>GeoLevelActive</text:p>
          </table:table-cell>
          <table:table-cell table:style-name="ce22" office:value-type="string">
            <text:p>INTEGER DEFAULT 0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f:=[.C6]" office:value-type="string" office:string-value="CountryIso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table:formula="of:=[.O37]" office:value-type="string" office:string-value="INTEGER">
            <text:p>INTEGER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0" office:value-type="string">
            <text:p>RegionId</text:p>
          </table:table-cell>
          <table:table-cell table:style-name="ce19" table:formula="of:=[.I6]" office:value-type="string" office:string-value="VARCHAR(50)">
            <text:p>VARCHAR(50)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f:=[.H39]" office:value-type="string" office:string-value="UserName">
            <text:p>UserName</text:p>
          </table:table-cell>
          <table:table-cell table:style-name="ce19" table:formula="of:=[.I39]" office:value-type="string" office:string-value="VARCHAR(20)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</text:p>
          </table:table-cell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DEFAULT '---'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DEFAULT '---'</text:p>
          </table:table-cell>
          <table:table-cell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/>
          <table:table-cell table:style-name="ce41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number-columns-repeated="3"/>
          <table:table-cell table:style-name="ce46" table:formula="of:=[.Q3]" office:value-type="string" office:string-value="DisasterId">
            <text:p>DisasterId</text:p>
          </table:table-cell>
          <table:table-cell table:style-name="ce18" table:formula="of:=[.R3]" office:value-type="string" office:string-value="VARCHAR(50)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style-name="ce19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41" office:value-type="string" table:number-columns-spanned="2" table:number-rows-spanned="1">
            <text:p>EEField</text:p>
          </table:table-cell>
          <table:covered-table-cell table:style-name="ce47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" table:formula="of:=[.N71]" office:value-type="string" office:string-value="EEGroupId">
            <text:p>EEGroupId</text:p>
          </table:table-cell>
          <table:table-cell table:style-name="ce19" table:formula="of:=[.O71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f:=[.N75]" office:value-type="string" office:string-value="EEGroupStatus">
            <text:p>EEGroupStatus</text:p>
          </table:covered-table-cell>
          <table:table-cell table:style-name="ce19"/>
          <table:table-cell table:number-columns-repeated="2"/>
          <table:table-cell table:style-name="ce3"/>
          <table:table-cell table:style-name="ce41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>
            <text:p>PUBLIC, PRIVATE, INACTIVE</text:p>
          </table:table-cell>
          <table:table-cell table:style-name="ce34"/>
          <table:table-cell table:style-name="ce19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 table:style-name="ce44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26"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15" table:number-columns-repeated="5"/>
          <table:table-cell table:style-name="ce22"/>
          <table:table-cell table:number-columns-repeated="237"/>
        </table:table-row>
        <table:table-row table:style-name="ro1" table:number-rows-repeated="2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50"/>
        <table:table-column table:style-name="co27" table:default-cell-style-name="ce50"/>
        <table:table-column table:style-name="co25" table:number-columns-repeated="254" table:default-cell-style-name="ce50"/>
        <table:table-row table:style-name="ro1">
          <table:table-cell table:style-name="ce48" table:formula="of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1">
          <table:table-cell table:style-name="ce49" table:formula="of:=[Tables.D3]" office:value-type="date" office:date-value="2009-07-09">
            <text:p>2009-07-09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55" office:value-type="string">
            <text:p>);</text:p>
          </table:table-cell>
          <table:table-cell table:number-columns-repeated="254"/>
        </table:table-row>
        <table:table-row table:style-name="ro1">
          <table:table-cell table:style-name="ce51" table:formula="of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4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1">
          <table:table-cell table:style-name="ce54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1">
          <table:table-cell table:style-name="ce54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1">
          <table:table-cell table:style-name="ce54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1" table:number-rows-repeated="650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50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50"/>
        <table:table-row table:style-name="ro1">
          <table:table-cell table:style-name="ce48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1">
          <table:table-cell table:style-name="ce49" table:formula="of:=[Tables.D3]" office:value-type="date" office:date-value="2009-07-09">
            <text:p>2009-07-09</text:p>
          </table:table-cell>
          <table:table-cell table:number-columns-repeated="145"/>
        </table:table-row>
        <table:table-row table:style-name="ro1">
          <table:table-cell office:value-type="string">
            <text:p>*/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1" table:formula="of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7]; &quot; &quot;; [Tables.I7]; &quot;, &quot;)" office:value-type="string" office:string-value="RegionLabel VARCHAR(200), ">
            <text:p>RegionLabel VARCHAR(200), </text:p>
          </table:table-cell>
          <table:table-cell table:number-columns-repeated="14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1">
          <table:table-cell table:formula="of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1">
          <table:table-cell table:formula="of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1">
          <table:table-cell table:formula="of:=CONCATENATE([Tables.H23]; &quot; &quot;; [Tables.I2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1">
          <table:table-cell table:formula="of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1">
          <table:table-cell table:formula="of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1">
          <table:table-cell table:formula="of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1">
          <table:table-cell table:formula="of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1">
          <table:table-cell table:formula="of:=CONCATENATE([Tables.H39]; &quot; &quot;; [Tables.I39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1">
          <table:table-cell table:formula="of:=CONCATENATE([Tables.H40]; &quot; &quot;; [Tables.I40]; &quot;, &quot;)" office:value-type="string" office:string-value="UserEMail VARCHAR(100), ">
            <text:p>UserEMail VARCHAR(100), </text:p>
          </table:table-cell>
          <table:table-cell table:number-columns-repeated="145"/>
        </table:table-row>
        <table:table-row table:style-name="ro1">
          <table:table-cell table:formula="of:=CONCATENATE([Tables.H41]; &quot; &quot;; [Tables.I41]; &quot;, &quot;)" office:value-type="string" office:string-value="UserPasswd VARCHAR(100), ">
            <text:p>UserPasswd VARCHAR(100), </text:p>
          </table:table-cell>
          <table:table-cell table:number-columns-repeated="145"/>
        </table:table-row>
        <table:table-row table:style-name="ro1">
          <table:table-cell table:formula="of:=CONCATENATE([Tables.H42]; &quot; &quot;; [Tables.I42]; &quot;, &quot;)" office:value-type="string" office:string-value="UserFullName VARCHAR(100), ">
            <text:p>UserFullName VARCHAR(100), </text:p>
          </table:table-cell>
          <table:table-cell table:number-columns-repeated="145"/>
        </table:table-row>
        <table:table-row table:style-name="ro1">
          <table:table-cell table:formula="of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1">
          <table:table-cell table:formula="of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1">
          <table:table-cell table:formula="of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1">
          <table:table-cell table:formula="of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1">
          <table:table-cell table:formula="of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1">
          <table:table-cell table:formula="of:=CONCATENATE([Tables.H51]; &quot; &quot;; [Tables.I51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1">
          <table:table-cell table:formula="of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1">
          <table:table-cell table:formula="of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1">
          <table:table-cell table:formula="of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1">
          <table:table-cell table:formula="of:=CONCATENATE([Tables.H57]; &quot; &quot;; [Tables.I57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58]; &quot; &quot;; [Tables.I58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59]; &quot; &quot;; [Tables.I59]; &quot;, &quot;)" office:value-type="string" office:string-value="UserName VARCHAR(50), ">
            <text:p>UserName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60]; &quot; &quot;; [Tables.I60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61]; &quot; &quot;; [Tables.I61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1">
          <table:table-cell table:formula="of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1">
          <table:table-cell table:formula="of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3" office:value-type="string">
            <text:p>/* Set initial values */</text:p>
          </table:table-cell>
          <table:table-cell table:number-columns-repeated="145"/>
        </table:table-row>
        <table:table-row table:style-name="ro1">
          <table:table-cell table:style-name="ce54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1">
          <table:table-cell table:style-name="ce54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1">
          <table:table-cell table:style-name="ce54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1">
          <table:table-cell table:style-name="ce54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1" table:number-rows-repeated="65439">
          <table:table-cell table:number-columns-repeated="146"/>
        </table:table-row>
        <table:table-row table:style-name="ro1">
          <table:table-cell table:number-columns-repeated="146"/>
        </table:table-row>
      </table:table>
      <table:table table:name="REGION" table:style-name="ta1" table:print="false">
        <table:table-column table:style-name="co29" table:default-cell-style-name="ce50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50"/>
        <table:table-row table:style-name="ro1">
          <table:table-cell table:style-name="ce48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49" table:formula="of:=[Tables.D3]" office:value-type="date" office:date-value="2009-07-09">
            <text:p>2009-07-09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4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2" table:formula="of:=CONCATENATE([BASE.$B$2]; &quot;'&quot;; [Tables.N4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5]; &quot; &quot;; [Tables.O5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5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10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N10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1]; &quot; &quot;; [Tables.O11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N12]; &quot; &quot;; [Tables.O12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13]; &quot; &quot;; [Tables.O1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11];&quot;','&quot;; [Tables.N12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23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23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4]; &quot; &quot;; [Tables.O24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N25]; &quot; &quot;; [Tables.O25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26]; &quot; &quot;; [Tables.O2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27]; &quot; &quot;; [Tables.O27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24];&quot;','&quot;; [Tables.N25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36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N36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37]; &quot; &quot;; [Tables.O37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1">
          <table:table-cell table:formula="of:=CONCATENATE([Tables.N38]; &quot; &quot;; [Tables.O38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39]; &quot; &quot;; [Tables.O3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0]; &quot; &quot;; [Tables.O40]; &quot;, &quot;)" office:value-type="string" office:string-value="GeoLevelName VARCHAR(50) DEFAULT '---', ">
            <text:p>GeoLevelName VARCHAR(50) DEFAULT '---', </text:p>
          </table:table-cell>
          <table:table-cell table:number-columns-repeated="255"/>
        </table:table-row>
        <table:table-row table:style-name="ro1">
          <table:table-cell table:formula="of:=CONCATENATE([Tables.N41]; &quot; &quot;; [Tables.O41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Active INTEGER DEFAULT 0, ">
            <text:p>GeoLevelActive INTEGER DEFAULT 0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37];&quot;','&quot;;[Tables.N38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BASE.$B$1]; [Tables.N44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N44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LevelId INTEGER, ">
            <text:p>GeoLevelId INTEGER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GeoLevelLayerFile VARCHAR(50), ">
            <text:p>GeoLevelLayerFile VARCHAR(50), </text:p>
          </table:table-cell>
          <table:table-cell table:number-columns-repeated="255"/>
        </table:table-row>
        <table:table-row table:style-name="ro1">
          <table:table-cell table:formula="of:=CONCATENATE([Tables.N51]; &quot; &quot;; [Tables.O51]; &quot;, &quot;)" office:value-type="string" office:string-value="GeoLevelLayerName VARCHAR(50), ">
            <text:p>GeoLevelLayerName VARCHAR(50), </text:p>
          </table:table-cell>
          <table:table-cell table:number-columns-repeated="255"/>
        </table:table-row>
        <table:table-row table:style-name="ro1">
          <table:table-cell table:formula="of:=CONCATENATE([Tables.N52]; &quot; &quot;; [Tables.O52]; &quot;, &quot;)" office:value-type="string" office:string-value="GeoLevelLayerCode VARCHAR(50), ">
            <text:p>GeoLevelLayerCode VARCHAR(50)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45];&quot;','&quot;;[Tables.N46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BASE.$B$1]; [Tables.N54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N54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GeographyCode VARCHAR(100) DEFAULT '---', ">
            <text:p>GeographyCode VARCHAR(100) DEFAULT '---',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GeographyName VARCHAR(200) DEFAULT '---', ">
            <text:p>GeographyName VARCHAR(200) DEFAULT '---'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61]; &quot; &quot;; [Tables.O61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55];&quot;','&quot;;[Tables.N56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3]; &quot; &quot;; [Tables.R3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1">
          <table:table-cell table:formula="of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Serial VARCHAR(50), ">
            <text:p>DisasterSerial VARCHAR(50)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DisasterBeginTime VARCHAR(30), ">
            <text:p>DisasterBeginTime VARCHAR(30)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GeographyId VARCHAR(100), ">
            <text:p>DisasterGeographyId VARCHAR(100)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70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N70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N71]; &quot; &quot;; [Tables.O71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72]; &quot; &quot;; [Tables.O72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73]; &quot; &quot;; [Tables.O73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N74]; &quot; &quot;; [Tables.O74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N75]; &quot; &quot;; [Tables.O75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71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Q66]; &quot; &quot;; [Tables.R66]; &quot;, &quot;)" office:value-type="string" office:string-value="EEFieldId VARCHAR(30), ">
            <text:p>EEFieldId VARCHAR(30), </text:p>
          </table:table-cell>
          <table:table-cell table:number-columns-repeated="255"/>
        </table:table-row>
        <table:table-row table:style-name="ro1">
          <table:table-cell table:formula="of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DisasterId VARCHAR(50), ">
            <text:p>DisasterId VARCHAR(50), </text:p>
          </table:table-cell>
          <table:table-cell table:number-columns-repeated="255"/>
        </table:table-row>
        <table:table-row table:style-name="ro1">
          <table:table-cell table:formula="of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BASE.$B$1]; [Tables.N63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60" table:formula="of:=CONCATENATE([BASE.$B$2]; &quot;'&quot;; [Tables.N63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64]; &quot; &quot;; [Tables.O64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65]; &quot; &quot;; [Tables.O65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66]; &quot; &quot;; [Tables.O66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67]; &quot; &quot;; [Tables.O67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68]; &quot; &quot;; [Tables.O68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3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61" table:formula="of:=CONCATENATE(&quot;INSERT INTO Info VALUES ('DBVersion','','&quot;;[Tables.O3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Id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Label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Desc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DescEN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sCVRegion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CountryIso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18NFirstLang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18NThirdLang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PeriodEndDat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Credits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General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Sources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Synopsis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Geography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AdminURL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GeoLimitMinX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GeoLimitMinY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GeoLimitMaxX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GeoLimitMaxY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Info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Event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Cause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GeoLevel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GeoCarto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Disaster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EEField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EEData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EEGroup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1" table:number-rows-repeated="6531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1.59cm" fo:page-height="27.94cm" style:num-format="1" style:print-orientation="portrait" fo:margin-top="1cm" fo:margin-bottom="1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9">09/07/2009</text:date>, <text:time>09:34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Mario Yandar</meta:initial-creator>
    <meta:creation-date>2008-05-07T11:20:47</meta:creation-date>
    <dc:date>2009-07-09T09:34:56.12</dc:date>
    <meta:printed-by>Jhon H. Caicedo</meta:printed-by>
    <meta:print-date>2009-07-09T09:32:36.21</meta:print-date>
    <meta:editing-cycles>342</meta:editing-cycles>
    <meta:editing-duration>PT88H16M22S</meta:editing-duration>
    <dc:creator>Jhon H. Caicedo</dc:creator>
    <meta:document-statistic meta:table-count="4" meta:cell-count="837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